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4.06cm" table:align="left"/>
    </style:style>
    <style:style style:name="Tabelle1.A" style:family="table-column">
      <style:table-column-properties style:column-width="1.199cm"/>
    </style:style>
    <style:style style:name="Tabelle1.D" style:family="table-column">
      <style:table-column-properties style:column-width="2.06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F1" style:family="table-cell">
      <style:table-cell-properties fo:background-color="#77bc6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56c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a1467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J1" style:family="table-cell">
      <style:table-cell-properties fo:background-color="#ffd42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K1" style:family="table-cell">
      <style:table-cell-properties fo:background-color="#ffd428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1.F2" style:family="table-cell">
      <style:table-cell-properties fo:background-color="#77bc65" fo:padding="0.097cm" fo:border-left="0.05pt solid #000000" fo:border-right="none" fo:border-top="none" fo:border-bottom="0.05pt solid #000000">
        <style:background-image/>
      </style:table-cell-properties>
    </style:style>
    <style:style style:name="Tabelle1.G2" style:family="table-cell">
      <style:table-cell-properties fo:background-color="#56cfff" fo:padding="0.097cm" fo:border-left="0.05pt solid #000000" fo:border-right="none" fo:border-top="none" fo:border-bottom="0.05pt solid #000000">
        <style:background-image/>
      </style:table-cell-properties>
    </style:style>
    <style:style style:name="Tabelle1.H2" style:family="table-cell">
      <style:table-cell-properties fo:background-color="#a1467e" fo:padding="0.097cm" fo:border-left="0.05pt solid #000000" fo:border-right="none" fo:border-top="none" fo:border-bottom="0.05pt solid #000000">
        <style:background-image/>
      </style:table-cell-properties>
    </style:style>
    <style:style style:name="Tabelle1.J2" style:family="table-cell">
      <style:table-cell-properties fo:background-color="#ffd428" fo:padding="0.097cm" fo:border-left="0.05pt solid #000000" fo:border-right="none" fo:border-top="none" fo:border-bottom="0.05pt solid #000000">
        <style:background-image/>
      </style:table-cell-properties>
    </style:style>
    <style:style style:name="Tabelle1.K2" style:family="table-cell">
      <style:table-cell-properties fo:background-color="#ffd428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3" style:family="table-row">
      <style:table-row-properties style:min-row-height="1.233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weight="bold" officeooo:rsid="0038c16f" officeooo:paragraph-rsid="003b5d7b" style:font-weight-asian="bold" style:font-weight-complex="bold"/>
    </style:style>
    <style:style style:name="P2" style:family="paragraph" style:parent-style-name="Standard">
      <style:text-properties fo:font-weight="bold" officeooo:rsid="003b366f" officeooo:paragraph-rsid="003b366f" style:font-weight-asian="bold" style:font-weight-complex="bold"/>
    </style:style>
    <style:style style:name="P3" style:family="paragraph" style:parent-style-name="Standard">
      <style:text-properties fo:font-weight="normal" officeooo:rsid="003b366f" officeooo:paragraph-rsid="003b366f" style:font-weight-asian="normal" style:font-weight-complex="normal"/>
    </style:style>
    <style:style style:name="P4" style:family="paragraph" style:parent-style-name="Standard">
      <style:text-properties fo:font-weight="normal" officeooo:rsid="003b6d89" officeooo:paragraph-rsid="003b6d89" style:font-weight-asian="normal" style:font-weight-complex="normal"/>
    </style:style>
    <style:style style:name="P5" style:family="paragraph" style:parent-style-name="Standard">
      <style:text-properties fo:language="en" fo:country="US" fo:font-weight="bold" officeooo:rsid="001b064a" officeooo:paragraph-rsid="001b064a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b064a" officeooo:paragraph-rsid="0023afc3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b064a" officeooo:paragraph-rsid="001f046d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b4ea9" officeooo:paragraph-rsid="001b4ea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b6111" officeooo:paragraph-rsid="001b6111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23afc3" officeooo:paragraph-rsid="0023afc3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27c203" officeooo:paragraph-rsid="0027c203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aa6b7" officeooo:paragraph-rsid="002aa6b7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b134a" officeooo:paragraph-rsid="002b134a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3154ce" officeooo:paragraph-rsid="003154c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38c16f" officeooo:paragraph-rsid="003b5d7b" style:font-weight-asian="bold" style:font-weight-complex="bold"/>
    </style:style>
    <style:style style:name="P16" style:family="paragraph" style:parent-style-name="Standard">
      <style:text-properties fo:language="en" fo:country="US" officeooo:rsid="001b064a" officeooo:paragraph-rsid="001b064a"/>
    </style:style>
    <style:style style:name="P17" style:family="paragraph" style:parent-style-name="Standard">
      <style:text-properties fo:language="en" fo:country="US" fo:font-weight="normal" officeooo:rsid="001b064a" officeooo:paragraph-rsid="001b064a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b4ea9" officeooo:paragraph-rsid="001b4ea9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b6111" officeooo:paragraph-rsid="001b6111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b9bd3" officeooo:paragraph-rsid="001b9bd3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27c203" officeooo:paragraph-rsid="0027c203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27c203" officeooo:paragraph-rsid="003154ce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2aa6b7" officeooo:paragraph-rsid="002aa6b7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2b134a" officeooo:paragraph-rsid="002b134a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2dfd4d" officeooo:paragraph-rsid="003154ce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34edc0" officeooo:paragraph-rsid="0034edc0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37d69d" officeooo:paragraph-rsid="0037d69d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3b5d7b" officeooo:paragraph-rsid="003b5d7b" style:font-weight-asian="normal" style:font-weight-complex="normal"/>
    </style:style>
    <style:style style:name="P29" style:family="paragraph" style:parent-style-name="Standard" style:list-style-name="L1">
      <style:text-properties officeooo:paragraph-rsid="001b9bd3"/>
    </style:style>
    <style:style style:name="P30" style:family="paragraph" style:parent-style-name="Standard" style:list-style-name="L1">
      <style:text-properties officeooo:paragraph-rsid="001d5407"/>
    </style:style>
    <style:style style:name="P31" style:family="paragraph" style:parent-style-name="Standard" style:list-style-name="L1">
      <style:text-properties officeooo:rsid="001b9bd3" officeooo:paragraph-rsid="001b9bd3"/>
    </style:style>
    <style:style style:name="P32" style:family="paragraph" style:parent-style-name="Standard">
      <style:text-properties fo:font-size="9pt" fo:language="en" fo:country="US" fo:font-weight="bold" officeooo:rsid="001bb454" officeooo:paragraph-rsid="001bb454" style:font-size-asian="9pt" style:font-weight-asian="bold" style:font-size-complex="9pt" style:font-weight-complex="bold"/>
    </style:style>
    <style:style style:name="P33" style:family="paragraph" style:parent-style-name="Standard">
      <style:text-properties fo:font-size="9pt" fo:language="en" fo:country="US" fo:font-weight="bold" officeooo:rsid="001f046d" officeooo:paragraph-rsid="002aa6b7" style:font-size-asian="9pt" style:font-weight-asian="bold" style:font-size-complex="9pt" style:font-weight-complex="bold"/>
    </style:style>
    <style:style style:name="P34" style:family="paragraph" style:parent-style-name="Standard">
      <style:text-properties fo:font-size="9pt" fo:language="en" fo:country="US" fo:font-weight="bold" officeooo:rsid="0020de4a" officeooo:paragraph-rsid="0023afc3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language="en" fo:country="US" fo:font-weight="bold" officeooo:rsid="001b064a" officeooo:paragraph-rsid="001b064a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language="en" fo:country="US" fo:font-weight="bold" officeooo:rsid="0027c203" officeooo:paragraph-rsid="0027c203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language="en" fo:country="US" fo:font-weight="bold" officeooo:rsid="002aa6b7" officeooo:paragraph-rsid="002aa6b7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language="en" fo:country="US" fo:font-weight="bold" officeooo:rsid="002dfd4d" officeooo:paragraph-rsid="002dfd4d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language="en" fo:country="US" fo:font-weight="bold" officeooo:rsid="003154ce" officeooo:paragraph-rsid="003154ce" style:font-size-asian="9pt" style:font-weight-asian="bold" style:font-size-complex="9pt" style:font-weight-complex="bold"/>
    </style:style>
    <style:style style:name="P40" style:family="paragraph" style:parent-style-name="Standard" style:list-style-name="L1">
      <style:text-properties officeooo:rsid="001d5407" officeooo:paragraph-rsid="001d5407"/>
    </style:style>
    <style:style style:name="P41" style:family="paragraph" style:parent-style-name="Standard">
      <style:text-properties officeooo:rsid="001d5407" officeooo:paragraph-rsid="001d5407"/>
    </style:style>
    <style:style style:name="P42" style:family="paragraph" style:parent-style-name="Standard">
      <style:text-properties fo:font-size="10pt" fo:language="en" fo:country="US" fo:font-weight="normal" officeooo:rsid="0023afc3" officeooo:paragraph-rsid="0023afc3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language="en" fo:country="US" fo:font-weight="normal" officeooo:rsid="001b064a" officeooo:paragraph-rsid="001b064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language="en" fo:country="US" officeooo:rsid="00288d32" officeooo:paragraph-rsid="00288d32" style:font-size-asian="10pt" style:font-size-complex="10pt"/>
    </style:style>
    <style:style style:name="P45" style:family="paragraph" style:parent-style-name="Standard">
      <style:text-properties fo:font-size="10pt" fo:language="en" fo:country="US" officeooo:rsid="001b064a" officeooo:paragraph-rsid="001b064a" style:font-size-asian="10pt" style:font-size-complex="10pt"/>
    </style:style>
    <style:style style:name="P46" style:family="paragraph" style:parent-style-name="Standard">
      <style:text-properties fo:font-size="10pt" officeooo:paragraph-rsid="00271895" style:font-size-asian="10pt" style:font-size-complex="10pt"/>
    </style:style>
    <style:style style:name="P47" style:family="paragraph" style:parent-style-name="Standard">
      <style:text-properties officeooo:paragraph-rsid="0023afc3"/>
    </style:style>
    <style:style style:name="P48" style:family="paragraph" style:parent-style-name="Standard">
      <style:text-properties officeooo:paragraph-rsid="002aa6b7"/>
    </style:style>
    <style:style style:name="P49" style:family="paragraph" style:parent-style-name="Standard">
      <style:text-properties officeooo:paragraph-rsid="002dfd4d"/>
    </style:style>
    <style:style style:name="P50" style:family="paragraph" style:parent-style-name="Standard">
      <style:text-properties officeooo:paragraph-rsid="003154ce"/>
    </style:style>
    <style:style style:name="P51" style:family="paragraph" style:parent-style-name="Standard">
      <style:text-properties officeooo:paragraph-rsid="0034edc0"/>
    </style:style>
    <style:style style:name="P52" style:family="paragraph" style:parent-style-name="Standard">
      <style:text-properties officeooo:rsid="0038c16f" officeooo:paragraph-rsid="0038c16f"/>
    </style:style>
    <style:style style:name="P53" style:family="paragraph" style:parent-style-name="Standard">
      <style:text-properties officeooo:rsid="0038c16f" officeooo:paragraph-rsid="003b5d7b"/>
    </style:style>
    <style:style style:name="P54" style:family="paragraph" style:parent-style-name="Standard">
      <style:text-properties officeooo:paragraph-rsid="003aa69c"/>
    </style:style>
    <style:style style:name="P55" style:family="paragraph" style:parent-style-name="Standard">
      <style:text-properties officeooo:rsid="003b366f" officeooo:paragraph-rsid="003b366f"/>
    </style:style>
    <style:style style:name="P56" style:family="paragraph" style:parent-style-name="Standard" style:list-style-name="L1">
      <style:text-properties officeooo:rsid="003b5d7b" officeooo:paragraph-rsid="003b5d7b"/>
    </style:style>
    <style:style style:name="P57" style:family="paragraph" style:parent-style-name="Table_20_Contents">
      <style:paragraph-properties fo:text-align="center" style:justify-single-word="false"/>
      <style:text-properties officeooo:paragraph-rsid="0023afc3"/>
    </style:style>
    <style:style style:name="P5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officeooo:rsid="00249fe2" officeooo:paragraph-rsid="00249fe2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249fe2" officeooo:paragraph-rsid="00249fe2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officeooo:rsid="0025e7e9" officeooo:paragraph-rsid="0025e7e9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officeooo:paragraph-rsid="0023afc3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officeooo:rsid="0025e7e9" officeooo:paragraph-rsid="0025e7e9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officeooo:rsid="00249fe2" officeooo:paragraph-rsid="00249fe2"/>
    </style:style>
    <style:style style:name="P66" style:family="paragraph" style:parent-style-name="Table_20_Contents">
      <style:paragraph-properties fo:text-align="center" style:justify-single-word="false"/>
      <style:text-properties fo:color="#ffffff" loext:opacity="100%" officeooo:rsid="00220238" officeooo:paragraph-rsid="0023afc3"/>
    </style:style>
    <style:style style:name="T1" style:family="text">
      <style:text-properties officeooo:rsid="001b4ea9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normal" officeooo:rsid="001b9bd3" style:font-weight-asian="normal" style:font-weight-complex="normal"/>
    </style:style>
    <style:style style:name="T5" style:family="text">
      <style:text-properties fo:language="en" fo:country="US" fo:font-weight="normal" officeooo:rsid="001bb454" style:font-weight-asian="normal" style:font-weight-complex="normal"/>
    </style:style>
    <style:style style:name="T6" style:family="text">
      <style:text-properties fo:language="en" fo:country="US" fo:font-weight="normal" officeooo:rsid="001d5407" style:font-weight-asian="normal" style:font-weight-complex="normal"/>
    </style:style>
    <style:style style:name="T7" style:family="text">
      <style:text-properties fo:language="en" fo:country="US" fo:font-weight="normal" officeooo:rsid="002aa6b7" style:font-weight-asian="normal" style:font-weight-complex="normal"/>
    </style:style>
    <style:style style:name="T8" style:family="text">
      <style:text-properties fo:language="en" fo:country="US" fo:font-weight="normal" officeooo:rsid="002b134a" style:font-weight-asian="normal" style:font-weight-complex="normal"/>
    </style:style>
    <style:style style:name="T9" style:family="text">
      <style:text-properties fo:language="en" fo:country="US" fo:font-weight="normal" officeooo:rsid="002cbe03" style:font-weight-asian="normal" style:font-weight-complex="normal"/>
    </style:style>
    <style:style style:name="T10" style:family="text">
      <style:text-properties fo:language="en" fo:country="US" fo:font-weight="normal" officeooo:rsid="003154ce" style:font-weight-asian="normal" style:font-weight-complex="normal"/>
    </style:style>
    <style:style style:name="T11" style:family="text">
      <style:text-properties fo:language="en" fo:country="US" fo:font-weight="normal" officeooo:rsid="002dfd4d" style:font-weight-asian="normal" style:font-weight-complex="normal"/>
    </style:style>
    <style:style style:name="T12" style:family="text">
      <style:text-properties fo:language="en" fo:country="US" fo:font-weight="normal" officeooo:rsid="0034edc0" style:font-weight-asian="normal" style:font-weight-complex="normal"/>
    </style:style>
    <style:style style:name="T13" style:family="text">
      <style:text-properties fo:language="en" fo:country="US" fo:font-weight="normal" officeooo:rsid="003656bd" style:font-weight-asian="normal" style:font-weight-complex="normal"/>
    </style:style>
    <style:style style:name="T14" style:family="text">
      <style:text-properties fo:language="en" fo:country="US" fo:font-weight="normal" officeooo:rsid="003aa69c" style:font-weight-asian="normal" style:font-weight-complex="normal"/>
    </style:style>
    <style:style style:name="T15" style:family="text">
      <style:text-properties fo:language="en" fo:country="US" fo:font-weight="normal" officeooo:rsid="003b366f" style:font-weight-asian="normal" style:font-weight-complex="normal"/>
    </style:style>
    <style:style style:name="T16" style:family="text">
      <style:text-properties fo:language="en" fo:country="US" fo:font-weight="normal" officeooo:rsid="003b5d7b" style:font-weight-asian="normal" style:font-weight-complex="normal"/>
    </style:style>
    <style:style style:name="T17" style:family="text">
      <style:text-properties fo:language="en" fo:country="US" fo:font-weight="bold" officeooo:rsid="001b9bd3" style:font-weight-asian="bold" style:font-weight-complex="bold"/>
    </style:style>
    <style:style style:name="T18" style:family="text">
      <style:text-properties fo:language="en" fo:country="US" fo:font-weight="bold" officeooo:rsid="002cbe03" style:font-weight-asian="bold" style:font-weight-complex="bold"/>
    </style:style>
    <style:style style:name="T19" style:family="text">
      <style:text-properties fo:language="en" fo:country="US" fo:font-weight="bold" officeooo:rsid="0034edc0" style:font-weight-asian="bold" style:font-weight-complex="bold"/>
    </style:style>
    <style:style style:name="T20" style:family="text">
      <style:text-properties fo:language="en" fo:country="US" officeooo:rsid="001b064a"/>
    </style:style>
    <style:style style:name="T21" style:family="text">
      <style:text-properties fo:language="en" fo:country="US" officeooo:rsid="00271895"/>
    </style:style>
    <style:style style:name="T22" style:family="text">
      <style:text-properties fo:language="en" fo:country="US" officeooo:rsid="00288d32"/>
    </style:style>
    <style:style style:name="T23" style:family="text">
      <style:text-properties fo:language="en" fo:country="US" officeooo:rsid="003b5d7b"/>
    </style:style>
    <style:style style:name="T24" style:family="text">
      <style:text-properties officeooo:rsid="001b611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d5407"/>
    </style:style>
    <style:style style:name="T27" style:family="text">
      <style:text-properties officeooo:rsid="001f046d"/>
    </style:style>
    <style:style style:name="T28" style:family="text">
      <style:text-properties style:font-name="Liberation Serif1" style:font-name-asian="Liberation Serif1" style:font-name-complex="Liberation Serif1"/>
    </style:style>
    <style:style style:name="T29" style:family="text">
      <style:text-properties style:font-name="Liberation Serif1" fo:font-size="9pt" fo:language="en" fo:country="US" fo:font-weight="bold" officeooo:rsid="0020de4a" style:font-name-asian="Liberation Serif1" style:font-size-asian="9pt" style:font-weight-asian="bold" style:font-name-complex="Liberation Serif1" style:font-size-complex="9pt" style:font-weight-complex="bold"/>
    </style:style>
    <style:style style:name="T30" style:family="text">
      <style:text-properties style:font-name="Liberation Serif1" fo:font-size="9pt" fo:language="en" fo:country="US" fo:font-weight="bold" officeooo:rsid="0023afc3" style:font-name-asian="Liberation Serif1" style:font-size-asian="9pt" style:font-weight-asian="bold" style:font-name-complex="Liberation Serif1" style:font-size-complex="9pt" style:font-weight-complex="bold"/>
    </style:style>
    <style:style style:name="T31" style:family="text">
      <style:text-properties style:font-name="Liberation Serif1" fo:font-size="9pt" fo:language="en" fo:country="US" fo:font-weight="bold" officeooo:rsid="00249fe2" style:font-name-asian="Liberation Serif1" style:font-size-asian="9pt" style:font-weight-asian="bold" style:font-name-complex="Liberation Serif1" style:font-size-complex="9pt" style:font-weight-complex="bold"/>
    </style:style>
    <style:style style:name="T32" style:family="text">
      <style:text-properties style:font-name="Liberation Serif1" fo:font-size="9pt" officeooo:rsid="0020de4a" style:font-name-asian="Liberation Serif1" style:font-size-asian="9pt" style:font-name-complex="Liberation Serif1" style:font-size-complex="9pt"/>
    </style:style>
    <style:style style:name="T33" style:family="text">
      <style:text-properties style:font-name="Liberation Serif1" fo:font-size="9pt" officeooo:rsid="0027c203" style:font-name-asian="Liberation Serif1" style:font-size-asian="9pt" style:font-name-complex="Liberation Serif1" style:font-size-complex="9pt"/>
    </style:style>
    <style:style style:name="T34" style:family="text">
      <style:text-properties style:font-name="Liberation Serif1" fo:language="en" fo:country="US" fo:font-weight="normal" officeooo:rsid="002aa6b7" style:font-name-asian="Liberation Serif1" style:font-weight-asian="normal" style:font-name-complex="Liberation Serif1" style:font-weight-complex="normal"/>
    </style:style>
    <style:style style:name="T35" style:family="text">
      <style:text-properties style:font-name="Liberation Serif1" fo:font-style="italic" style:font-name-asian="Liberation Serif1" style:font-name-complex="Liberation Serif1"/>
    </style:style>
    <style:style style:name="T36" style:family="text">
      <style:text-properties officeooo:rsid="00249fe2"/>
    </style:style>
    <style:style style:name="T37" style:family="text">
      <style:text-properties officeooo:rsid="0027c203"/>
    </style:style>
    <style:style style:name="T38" style:family="text">
      <style:text-properties officeooo:rsid="00288d32"/>
    </style:style>
    <style:style style:name="T39" style:family="text">
      <style:text-properties officeooo:rsid="002aa6b7"/>
    </style:style>
    <style:style style:name="T40" style:family="text">
      <style:text-properties officeooo:rsid="002cbe03"/>
    </style:style>
    <style:style style:name="T41" style:family="text">
      <style:text-properties officeooo:rsid="002dfd4d"/>
    </style:style>
    <style:style style:name="T42" style:family="text">
      <style:text-properties fo:font-size="10pt" fo:language="en" fo:country="US" style:font-size-asian="10pt" style:font-size-complex="10pt"/>
    </style:style>
    <style:style style:name="T43" style:family="text">
      <style:text-properties fo:font-size="10pt" fo:language="en" fo:country="US" officeooo:rsid="002dfd4d" style:font-size-asian="10pt" style:font-size-complex="10pt"/>
    </style:style>
    <style:style style:name="T44" style:family="text">
      <style:text-properties officeooo:rsid="003154ce"/>
    </style:style>
    <style:style style:name="T45" style:family="text">
      <style:text-properties officeooo:rsid="00331b27"/>
    </style:style>
    <style:style style:name="T46" style:family="text">
      <style:text-properties officeooo:rsid="00370815"/>
    </style:style>
    <style:style style:name="T47" style:family="text">
      <style:text-properties officeooo:rsid="0037d69d"/>
    </style:style>
    <style:style style:name="T48" style:family="text">
      <style:text-properties officeooo:rsid="0038c16f"/>
    </style:style>
    <style:style style:name="T49" style:family="text">
      <style:text-properties officeooo:rsid="003b366f"/>
    </style:style>
    <style:style style:name="T50" style:family="text">
      <style:text-properties officeooo:rsid="003b5d7b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3b366f" style:font-weight-asian="normal" style:font-weight-complex="normal"/>
    </style:style>
    <style:style style:name="T53" style:family="text">
      <style:text-properties fo:font-weight="normal" officeooo:rsid="003b6d89" style:font-weight-asian="normal" style:font-weight-complex="normal"/>
    </style:style>
    <style:style style:name="T54" style:family="text">
      <style:text-properties officeooo:rsid="003b6d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noise – Introduction</text:p>
      <text:p text:style-name="P5"/>
      <text:p text:style-name="P35">https://tutorials.renoise.com/wiki/Welcome</text:p>
      <text:p text:style-name="P35"/>
      <text:p text:style-name="P32">How to Count <text:tab/><text:span text:style-name="T37">= </text:span>(0-9) and (A-F) <text:span text:style-name="T44">Looks like 08, 09 ,0A ,0B … 0F, </text:span><text:span text:style-name="T49">10, 11, 12...19, 1A, 1B...</text:span><text:span text:style-name="T50">FF </text:span><text:span text:style-name="T49">(its called hexadecimal)</text:span></text:p>
      <text:p text:style-name="P32">TPL<text:tab/><text:tab/>= Ticks per Line <text:span text:style-name="T27">(nerdy stuff)</text:span></text:p>
      <text:p text:style-name="P37">LPB<text:tab/><text:tab/>= Line per Beat similar to 4/4 Beat if LPB 4</text:p>
      <text:p text:style-name="P37">Pattern Length<text:tab/>= left from Track on you can set any number but let it 16 or 32 at first</text:p>
      <text:p text:style-name="P36"><text:span text:style-name="T28">Entf <text:tab/><text:tab/>= delete Notes</text:span></text:p>
      <text:p text:style-name="P36"><text:span text:style-name="T28">click and draw <text:tab/>= mark a section</text:span></text:p>
      <text:p text:style-name="P36"><text:span text:style-name="T28">click and strg <text:tab/>= copy a selection</text:span></text:p>
      <text:p text:style-name="P7"><text:span text:style-name="T28"/></text:p>
      <text:p text:style-name="P33"><text:span text:style-name="T28">Move the Cursor in Track use Arrow Keys <text:s/>[←] [→] [ ↑ ] [ ↓ ]</text:span></text:p>
      <text:p text:style-name="P38"><text:span text:style-name="T28">Spacebar<text:tab/>= play the Pattern/ Songs</text:span></text:p>
      <text:p text:style-name="P39"><text:span text:style-name="T28">AltGr (right alt)<text:tab/>= play and loop pattern</text:span></text:p>
      <text:p text:style-name="P38"><text:span text:style-name="T28">Enter<text:tab/><text:tab/>= In Edit mode jump to the next Line</text:span></text:p>
      <text:p text:style-name="P38"><text:span text:style-name="T28"/></text:p>
      <text:p text:style-name="P38"><text:span text:style-name="T35">"Left Ctrl + X"</text:span><text:span text:style-name="T28"> (Cut), </text:span><text:span text:style-name="T35">"Left Ctrl + C"</text:span><text:span text:style-name="T28"> (Copy), </text:span><text:span text:style-name="T35">"Left Ctrl + V"</text:span><text:span text:style-name="T28"> (Paste), </text:span><text:span text:style-name="T35">"Left Ctrl + Z"</text:span><text:span text:style-name="T28"> (Undo), </text:span><text:span text:style-name="T35">"Left Ctrl + Y"</text:span><text:span text:style-name="T28"> (Redo) </text:span></text:p>
      <text:p text:style-name="P5"/>
      <text:p text:style-name="P5">Sample Folder<text:tab/></text:p>
      <text:p text:style-name="P16"/>
      <text:p text:style-name="P44">To find in the Line of<text:span text:style-name="T25"> [Songs] [Intr.] [Samples] [Other]</text:span></text:p>
      <text:p text:style-name="P45"><text:span text:style-name="T38">P</text:span>review <text:tab/><text:tab/>= <text:tab/>click on Sample</text:p>
      <text:p text:style-name="P46"><text:span text:style-name="T22">L</text:span><text:span text:style-name="T20">oad in SLOT <text:tab/>= <text:tab/>double click (attention) sound can easy </text:span><text:span text:style-name="T21">replaced</text:span><text:span text:style-name="T20"> </text:span></text:p>
      <text:p text:style-name="P46"><text:span text:style-name="T20"><text:tab/><text:tab/><text:tab/>if you double click any other sound </text:span><text:span text:style-name="T22">and Slot is marked</text:span></text:p>
      <text:p text:style-name="P49"><text:span text:style-name="T43">Instrument Box<text:tab/>=<text:tab/>SLOT - Where Samples and Instruments are listed</text:span></text:p>
      <text:p text:style-name="P55"><text:span text:style-name="T43">N</text:span><text:span text:style-name="T42">um Pad<text:tab/>=<text:tab/>to select a Slot in the Box</text:span></text:p>
      <text:p text:style-name="P16"/>
      <text:p text:style-name="P5"/>
      <text:p text:style-name="P10">Pattern Editor</text:p>
      <text:p text:style-name="P5"/>
      <text:p text:style-name="P42"><text:span text:style-name="T37">- In </text:span><text:span text:style-name="T38">one </text:span><text:span text:style-name="T37">Tracks are</text:span> variable amounts of Note Column <text:span text:style-name="T37">(12)</text:span> and FX Column <text:span text:style-name="T37">(8)</text:span></text:p>
      <text:p text:style-name="P43">- <text:span text:style-name="T38">Add and remove Column with [+] and [-]</text:span></text:p>
      <text:p text:style-name="P43">- <text:span text:style-name="T39">There is one Master Track, </text:span><text:span text:style-name="T41">where you can add FX for all Tracks</text:span></text:p>
      <text:p text:style-name="P17"/>
      <text:p text:style-name="P47"><text:span text:style-name="T29">Note </text:span><text:span text:style-name="T31">and FX</text:span><text:span text:style-name="T29"> </text:span><text:span text:style-name="T30">Column</text:span><text:span text:style-name="T29">:</text:span></text:p>
      <text:p text:style-name="P34"><text:span text:style-name="T28"/></text:p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A" table:number-columns-repeated="7"/>
        <table:table-row table:style-name="TableLine1880011965968">
          <table:table-cell table:style-name="Tabelle1.A1" office:value-type="string">
            <text:p text:style-name="P59">...</text:p>
          </table:table-cell>
          <table:table-cell table:style-name="Tabelle1.A1" office:value-type="string">
            <text:p text:style-name="P59">...</text:p>
          </table:table-cell>
          <table:table-cell table:style-name="Tabelle1.A1" office:value-type="string">
            <text:p text:style-name="P59">...</text:p>
          </table:table-cell>
          <table:table-cell table:style-name="Tabelle1.A1" office:value-type="string">
            <text:p text:style-name="P57">_ _</text:p>
          </table:table-cell>
          <table:table-cell table:style-name="Tabelle1.E1" office:value-type="string">
            <text:p text:style-name="P57">_ _</text:p>
          </table:table-cell>
          <table:table-cell table:style-name="Tabelle1.F1" office:value-type="string">
            <text:p text:style-name="P63">_ _</text:p>
          </table:table-cell>
          <table:table-cell table:style-name="Tabelle1.G1" office:value-type="string">
            <text:p text:style-name="P63">_ _</text:p>
          </table:table-cell>
          <table:table-cell table:style-name="Tabelle1.H1" office:value-type="string">
            <text:p text:style-name="P63">… … </text:p>
          </table:table-cell>
          <table:table-cell table:style-name="Tabelle1.H1" office:value-type="string">
            <text:p text:style-name="P63">… … </text:p>
          </table:table-cell>
          <table:table-cell table:style-name="Tabelle1.J1" office:value-type="string">
            <text:p text:style-name="P57">… … </text:p>
          </table:table-cell>
          <table:table-cell table:style-name="Tabelle1.K1" office:value-type="string">
            <text:p text:style-name="P57">… … </text:p>
          </table:table-cell>
        </table:table-row>
        <table:table-row table:style-name="TableLine1880011965968">
          <table:table-cell table:style-name="Tabelle1.A2" office:value-type="string">
            <text:p text:style-name="P58">C</text:p>
          </table:table-cell>
          <table:table-cell table:style-name="Tabelle1.B2" office:value-type="string">
            <text:p text:style-name="P58">-</text:p>
          </table:table-cell>
          <table:table-cell table:style-name="Tabelle1.C2" office:value-type="string">
            <text:p text:style-name="P58">4</text:p>
          </table:table-cell>
          <table:table-cell table:style-name="Tabelle1.D2" office:value-type="string">
            <text:p text:style-name="P60">0 2</text:p>
          </table:table-cell>
          <table:table-cell table:style-name="Tabelle1.E2" office:value-type="string">
            <text:p text:style-name="P62">4 0</text:p>
          </table:table-cell>
          <table:table-cell table:style-name="Tabelle1.F2" office:value-type="string">
            <text:p text:style-name="P64">8 0</text:p>
          </table:table-cell>
          <table:table-cell table:style-name="Tabelle1.G2" office:value-type="string">
            <text:p text:style-name="P64">FF</text:p>
          </table:table-cell>
          <table:table-cell table:style-name="Tabelle1.H2" office:value-type="string">
            <text:p text:style-name="P66">_ <text:span text:style-name="T36">Z</text:span></text:p>
          </table:table-cell>
          <table:table-cell table:style-name="Tabelle1.H2" office:value-type="string">
            <text:p text:style-name="P65">1 0</text:p>
          </table:table-cell>
          <table:table-cell table:style-name="Tabelle1.J2" office:value-type="string">
            <text:p text:style-name="P60"/>
          </table:table-cell>
          <table:table-cell table:style-name="Tabelle1.K2" office:value-type="string">
            <text:p text:style-name="P60"/>
          </table:table-cell>
        </table:table-row>
        <table:table-row table:style-name="Tabelle1.3">
          <table:table-cell table:style-name="Tabelle1.A3" office:value-type="string">
            <text:p text:style-name="P58">Note</text:p>
          </table:table-cell>
          <table:table-cell table:style-name="Tabelle1.B3" office:value-type="string">
            <text:p text:style-name="P58">#</text:p>
          </table:table-cell>
          <table:table-cell table:style-name="Tabelle1.C3" office:value-type="string">
            <text:p text:style-name="P58">Pitch</text:p>
          </table:table-cell>
          <table:table-cell table:style-name="Tabelle1.D3" office:value-type="string">
            <text:p text:style-name="P61">Instrument</text:p>
          </table:table-cell>
          <table:table-cell table:style-name="Tabelle1.E2" office:value-type="string">
            <text:p text:style-name="P60">VOL</text:p>
          </table:table-cell>
          <table:table-cell table:style-name="Tabelle1.F2" office:value-type="string">
            <text:p text:style-name="P65">PAN*</text:p>
          </table:table-cell>
          <table:table-cell table:style-name="Tabelle1.G2" office:value-type="string">
            <text:p text:style-name="P65">DLY*</text:p>
          </table:table-cell>
          <table:table-cell table:style-name="Tabelle1.H2" table:number-columns-spanned="2" office:value-type="string">
            <text:p text:style-name="P65">Local</text:p>
            <text:p text:style-name="P65">FX **</text:p>
          </table:table-cell>
          <table:covered-table-cell/>
          <table:table-cell table:style-name="Tabelle1.K2" table:number-columns-spanned="2" office:value-type="string">
            <text:p text:style-name="P60">Master</text:p>
            <text:p text:style-name="P60">FX</text:p>
          </table:table-cell>
          <table:covered-table-cell/>
        </table:table-row>
      </table:table>
      <text:p text:style-name="P6"><text:span text:style-name="T32"/></text:p>
      <text:p text:style-name="P6"><text:span text:style-name="T32">*<text:tab/></text:span><text:span text:style-name="T33">PAN and DLY are initialized off and can activated below the Pattern Editor</text:span></text:p>
      <text:p text:style-name="P6"><text:span text:style-name="T33">**<text:tab/>Local FX are Off</text:span></text:p>
      <text:p text:style-name="P5"/>
      <text:p text:style-name="P5">Notes</text:p>
      <text:p text:style-name="P16"/>
      <text:p text:style-name="P16">C – 4 – 0 – 0<text:tab/><text:tab/>=<text:tab/>C4<text:tab/>= Note C4 </text:p>
      <text:p text:style-name="P16"><text:tab/><text:tab/><text:tab/>=<text:tab/>00<text:tab/>= Instrument SLOT</text:p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dit Notes</text:p>
      <text:p text:style-name="P12"/>
      <text:p text:style-name="P48"><text:span text:style-name="T7">You can record/</text:span><text:span text:style-name="T8">edit</text:span><text:span text:style-name="T7"> </text:span><text:span text:style-name="T8">Notes</text:span><text:span text:style-name="T7"> </text:span><text:span text:style-name="T8">and FX</text:span><text:span text:style-name="T7"> only if the record button [</text:span><text:span text:style-name="T34">●</text:span><text:span text:style-name="T7">] is active and is orange. </text:span><text:span text:style-name="T18">Do it now.</text:span></text:p>
      <text:p text:style-name="P23">You can use the Keyboard <text:span text:style-name="T40">for editing </text:span>you use <text:span text:style-name="T40">also </text:span>for typing you entire life into the internet.</text:p>
      <text:p text:style-name="P24">Hit a Key should play the Sample. Only if you double click a Samples so that <text:span text:style-name="T44">Instrument </text:span>Slot 00 is filled. <text:span text:style-name="T40">If you are smart and the box is not there click the Hamburger similar Symbol on the right site </text:span><text:span text:style-name="T44">on top</text:span><text:span text:style-name="T40">.</text:span></text:p>
      <text:p text:style-name="P24"/>
      <text:p text:style-name="P14">Praxis:</text:p>
      <text:p text:style-name="P50"><text:span text:style-name="T9"/></text:p>
      <text:p text:style-name="P50"><text:span text:style-name="T9">- Got to Track </text:span><text:span text:style-name="T10">1</text:span><text:span text:style-name="T11"> </text:span><text:span text:style-name="T9">, </text:span><text:span text:style-name="T10">Line 00,</text:span></text:p>
      <text:p text:style-name="P50"><text:span text:style-name="T9">- click the first empty Space </text:span><text:span text:style-name="T10">in Note Column</text:span><text:span text:style-name="T9">, hit a key...maybe [,] should be a C4 of the Sample.</text:span></text:p>
      <text:p text:style-name="P25">- <text:span text:style-name="T44">h</text:span>it Spacebar to play the whole produced Track <text:span text:style-name="T44">or [AtrGr] </text:span><text:span text:style-name="T49">for Loop the Pattern</text:span></text:p>
      <text:p text:style-name="P25"/>
      <text:p text:style-name="P25">The Samples do not fit into the Track, he needs a Edit.</text:p>
      <text:p text:style-name="P23"/>
      <text:p text:style-name="P13"/>
      <text:p text:style-name="P13"/>
      <text:p text:style-name="P13">Sampler</text:p>
      <text:p text:style-name="P13"/>
      <text:p text:style-name="P24">- Go into the Sampler or hit [F3] you should see the Sample in Waveform</text:p>
      <text:p text:style-name="P24">- Left side below go to Beatsync and click <text:span text:style-name="T40">[</text:span>T<text:span text:style-name="T40">]-Button for Sync to BPM</text:span> (resolution is 64)</text:p>
      <text:p text:style-name="P24">- <text:span text:style-name="T40">Now the Sample should Fit in the Track of 64 steps</text:span></text:p>
      <text:p text:style-name="P24">- <text:span text:style-name="T46">if you check the box, the sample will pitch without stretch</text:span></text:p>
      <text:p text:style-name="P5"/>
      <text:p text:style-name="P5"/>
      <text:p text:style-name="P5">Copy Notes</text:p>
      <text:p text:style-name="P17"/>
      <text:p text:style-name="P17">click and drag C<text:span text:style-name="T1">4 </text:span><text:span text:style-name="T26">or another Note </text:span><text:span text:style-name="T48">or Edit </text:span><text:span text:style-name="T1">with </text:span><text:span text:style-name="T48">hold</text:span><text:span text:style-name="T1"> </text:span><text:span text:style-name="T24">[</text:span><text:span text:style-name="T1">Strg</text:span><text:span text:style-name="T24">]</text:span></text:p>
      <text:p text:style-name="P17"/>
      <text:p text:style-name="P11"/>
      <text:p text:style-name="P11">Copy a Selection</text:p>
      <text:p text:style-name="P11"/>
      <text:p text:style-name="P21">click and draw from empty place to select a region</text:p>
      <text:p text:style-name="P21">click on edits to copy it with [Strg] <text:span text:style-name="T45">also</text:span></text:p>
      <text:p text:style-name="P54"><text:span text:style-name="T14">[Strg]+[c] und [Strg]+[v] also work</text:span></text:p>
      <text:p text:style-name="P8"/>
      <text:p text:style-name="P8"/>
      <text:p text:style-name="P8">Move Notes</text:p>
      <text:p text:style-name="P18"/>
      <text:p text:style-name="P18">click on note to highlight it</text:p>
      <text:p text:style-name="P18">then drag and drop</text:p>
      <text:p text:style-name="P5"/>
      <text:p text:style-name="P5"/>
      <text:p text:style-name="P5">Pitch Notes</text:p>
      <text:p text:style-name="P18"/>
      <text:p text:style-name="P18">click on note to highlight it</text:p>
      <text:p text:style-name="P18"><text:span text:style-name="T24">[</text:span>alt<text:span text:style-name="T24">]</text:span> + <text:span text:style-name="T24">[</text:span>F11<text:span text:style-name="T24">]</text:span><text:tab/><text:tab/>= pitch down</text:p>
      <text:p text:style-name="P18"><text:span text:style-name="T24">[</text:span>alt<text:span text:style-name="T24">]</text:span> + <text:span text:style-name="T24">[</text:span>F12<text:span text:style-name="T24">]</text:span><text:tab/><text:tab/>= pitch up</text:p>
      <text:p text:style-name="P51"><text:span text:style-name="T12">[Strg] + [F12]<text:tab/><text:tab/>= pitch up whole note column</text:span></text:p>
      <text:p text:style-name="P26">[Strg] + [F11]<text:tab/><text:tab/>= pitch down whole note column</text:p>
      <text:p text:style-name="P18"/>
      <text:p text:style-name="P9"><text:soft-page-break/>Delete Note <text:span text:style-name="T40">or Edits</text:span></text:p>
      <text:p text:style-name="P19"/>
      <text:p text:style-name="P22">click and draw from empty place to select a region <text:span text:style-name="T47">will not work to delete</text:span></text:p>
      <text:p text:style-name="P19">select one and push [Entf]</text:p>
      <text:p text:style-name="P27">- trick you can hold [Entf] and navigate to the notes and edits via arrows</text:p>
      <text:p text:style-name="P9"/>
      <text:p text:style-name="P9"/>
      <text:p text:style-name="P1"><text:span text:style-name="T2">Copy a Pattern</text:span></text:p>
      <text:p text:style-name="P53"><text:span text:style-name="T3"/></text:p>
      <text:p text:style-name="P53"><text:span text:style-name="T3">The Pattern view is on left side. The numbers a counting 0,1,2,3…</text:span></text:p>
      <text:p text:style-name="P53"><text:span text:style-name="T3">Copy the selected Pattern </text:span><text:span text:style-name="T15">via</text:span><text:span text:style-name="T3"> the 2 overlapping rectangles </text:span><text:span text:style-name="T15">button</text:span></text:p>
      <text:p text:style-name="P15"><text:span text:style-name="T51">Stay in Loop Mode </text:span><text:span text:style-name="T52">to</text:span><text:span text:style-name="T51"> edit the selected Pattern [AltGr] </text:span><text:span text:style-name="T53">or play the Song via [Spacebar]</text:span></text:p>
      <text:p text:style-name="P9"/>
      <text:p text:style-name="P9"/>
      <text:p text:style-name="P9">Note Effects</text:p>
      <text:p text:style-name="P9"/>
      <text:p text:style-name="P20">https://files.renoise.com/manual/Renoise_Redux_Effect_Commands_Wide.png</text:p>
      <text:p text:style-name="P20"/>
      <text:p text:style-name="P28">Note Effect edited in the FX Column <text:span text:style-name="T54">works also on Master Track</text:span></text:p>
      <text:p text:style-name="P20"/>
      <text:list xml:id="list3940506572" text:style-name="L1">
        <text:list-item>
          <text:p text:style-name="P29"><text:span text:style-name="T17">Playback Effects </text:span><text:span text:style-name="T19">on Samples</text:span></text:p>
        </text:list-item>
        <text:list-item>
          <text:p text:style-name="P29"><text:span text:style-name="T4">B</text:span><text:span text:style-name="T6">xx</text:span><text:span text:style-name="T4"><text:tab/>=<text:tab/>Backwards<text:tab/>00-backwards<text:tab/><text:tab/>01-forwards</text:span></text:p>
        </text:list-item>
        <text:list-item>
          <text:p text:style-name="P31"><text:span text:style-name="T3">R</text:span><text:span text:style-name="T6">xy</text:span><text:span text:style-name="T3"><text:tab/>=<text:tab/>Retrigger<text:tab/></text:span><text:span text:style-name="T5">x = Volume factor<text:tab/></text:span><text:span text:style-name="T6">y = 0-TPL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0"><text:span text:style-name="T3">0 - no change<text:tab/><text:tab/>0 – no change<text:tab/></text:span></text:p>
                                        </text:list-item>
                                        <text:list-item>
                                          <text:p text:style-name="P40"><text:span text:style-name="T3">1 – lower by 3 %<text:tab/>1 – </text:span><text:span text:style-name="T13">retrigger very fast</text:span></text:p>
                                        </text:list-item>
                                        <text:list-item>
                                          <text:p text:style-name="P30"><text:span text:style-name="T6">4 – lower by 25 %<text:tab/></text:span><text:span text:style-name="T13">2 – going slower </text:span></text:p>
                                        </text:list-item>
                                        <text:list-item>
                                          <text:p text:style-name="P40"><text:span text:style-name="T3">9 – raise by 3%</text:span></text:p>
                                        </text:list-item>
                                        <text:list-item>
                                          <text:p text:style-name="P40"><text:span text:style-name="T3">C – raise by 25%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T16">Sxx<text:tab/>=<text:tab/>Slice<text:tab/><text:tab/>using hexadecimal number of the Slices from the Sampler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6"><text:span text:style-name="T3">u need the initialize the Sample (C4) <text:s/></text:span></text:p>
                                            </text:list-item>
                                            <text:list-item>
                                              <text:p text:style-name="P56"><text:span text:style-name="T3">if the “Snare” Sound on 10 use S10 in FX Cloumn</text:span></text:p>
                                              <text:p text:style-name="P56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3"/></text:p>
      <text:p text:style-name="P41"><text:span text:style-name="T3"/></text:p>
      <text:p text:style-name="P52"><text:span text:style-name="T3"/></text:p>
      <text:p text:style-name="P2"><text:span text:style-name="T2">Chop up </text:span><text:span text:style-name="T23">or Slice </text:span><text:span text:style-name="T2">a Beat</text:span></text:p>
      <text:p text:style-name="P2"><text:span text:style-name="T2"/></text:p>
      <text:p text:style-name="P3"><text:span text:style-name="T2">This is where Renoise is good in.</text:span></text:p>
      <text:p text:style-name="P4"><text:span text:style-name="T2">You already have one Note in the Track, in the FX Columnn type _S10 (erste stelle frei lassen)</text:span></text:p>
      <text:p text:style-name="P4"><text:span text:style-name="T2">When u play [AltGr] the Sample starts at position S10</text:span></text:p>
      <text:p text:style-name="P4"><text:span text:style-name="T2">typ in more notes and randomize the _Sxx comma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0T07:10:52.459000000</meta:creation-date>
    <meta:generator>LibreOffice/7.0.2.2$Windows_X86_64 LibreOffice_project/8349ace3c3162073abd90d81fd06dcfb6b36b994</meta:generator>
    <dc:date>2021-01-10T19:40:38.828000000</dc:date>
    <meta:editing-duration>PT1H20M57S</meta:editing-duration>
    <meta:editing-cycles>16</meta:editing-cycles>
    <meta:document-statistic meta:table-count="1" meta:image-count="0" meta:object-count="0" meta:page-count="3" meta:paragraph-count="119" meta:word-count="855" meta:character-count="4168" meta:non-whitespace-character-count="3392"/>
  </office:meta>
</office:document-meta>
</file>